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59 BARRAGE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18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7">00/00/0000</text:date>, <text:time style:data-style-name="N2" text:time-value="19:01:20.762144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7-17T21:53:04.342024139</dc:date>
    <dc:creator>Michael </dc:creator>
    <meta:editing-duration>P38DT5H38M58S</meta:editing-duration>
    <meta:editing-cycles>292</meta:editing-cycles>
    <meta:document-statistic meta:table-count="2" meta:cell-count="4986" meta:object-count="0"/>
  </office:meta>
</office:document-meta>
</file>